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ff0000" draw:marker-end="Arrow" draw:marker-end-width="0.3cm" svg:stroke-opacity="50%" draw:fill="none" draw:textarea-vertical-align="middle"/>
    </style:style>
    <style:style style:name="gr2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cm" fo:min-width="0.516cm"/>
    </style:style>
    <style:style style:name="gr6" style:family="graphic" style:parent-style-name="objectwithoutfill">
      <style:graphic-properties svg:stroke-color="#008080" draw:marker-end="Square" draw:marker-end-width="0.3cm" draw:fill="none" draw:textarea-vertical-align="middle" draw:shadow-offset-x="0.203cm" draw:shadow-offset-y="0.2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1.1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0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2cm" fo:min-width="7.021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527cm" svg:y1="8.727cm" svg:x2="5.765cm" svg:y2="9.87cm">
          <text:p/>
        </draw:line>
        <draw:custom-shape draw:style-name="gr2" draw:text-style-name="P1" draw:layer="layout" svg:width="2.921cm" svg:height="2.794cm" svg:x="5.13cm" svg:y="7.3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654cm" svg:y1="8.6cm" svg:x2="7.416cm" svg:y2="7.457cm">
          <text:p/>
        </draw:line>
        <draw:frame draw:style-name="gr4" draw:layer="layout" svg:width="1.192cm" svg:height="0.962cm" svg:x="6.859cm" svg:y="7.765cm">
          <draw:text-box>
            <text:p>+z</text:p>
          </draw:text-box>
        </draw:frame>
        <draw:frame draw:style-name="gr4" draw:layer="layout" svg:width="1.031cm" svg:height="0.962cm" svg:x="5.892cm" svg:y="9.235cm">
          <draw:text-box>
            <text:p>-z</text:p>
          </draw:text-box>
        </draw:frame>
        <draw:line draw:style-name="gr3" draw:text-style-name="P1" draw:layer="layout" svg:x1="8.432cm" svg:y1="8.727cm" svg:x2="10.718cm" svg:y2="8.727cm">
          <text:p/>
        </draw:line>
        <draw:line draw:style-name="gr3" draw:text-style-name="P1" draw:layer="layout" svg:x1="4.622cm" svg:y1="8.854cm" svg:x2="2.336cm" svg:y2="8.854cm">
          <text:p/>
        </draw:line>
        <draw:line draw:style-name="gr3" draw:text-style-name="P1" draw:layer="layout" svg:x1="6.654cm" svg:y1="7.203cm" svg:x2="6.654cm" svg:y2="5.044cm">
          <text:p/>
        </draw:line>
        <draw:line draw:style-name="gr3" draw:text-style-name="P1" draw:layer="layout" svg:x1="6.654cm" svg:y1="10.505cm" svg:x2="6.654cm" svg:y2="12.283cm">
          <text:p/>
        </draw:line>
        <draw:frame draw:style-name="gr4" draw:layer="layout" svg:width="1.031cm" svg:height="0.962cm" svg:x="2.082cm" svg:y="7.892cm">
          <draw:text-box>
            <text:p>-x</text:p>
          </draw:text-box>
        </draw:frame>
        <draw:frame draw:style-name="gr4" draw:layer="layout" svg:width="1.192cm" svg:height="0.962cm" svg:x="9.907cm" svg:y="7.765cm">
          <draw:text-box>
            <text:p>+x</text:p>
          </draw:text-box>
        </draw:frame>
        <draw:frame draw:style-name="gr5" draw:layer="layout" svg:width="1.192cm" svg:height="0.962cm" svg:x="6.654cm" svg:y="4.917cm">
          <draw:text-box>
            <text:p>+y</text:p>
          </draw:text-box>
        </draw:frame>
        <draw:frame draw:style-name="gr4" draw:layer="layout" svg:width="1.031cm" svg:height="0.962cm" svg:x="6.654cm" svg:y="11.521cm">
          <draw:text-box>
            <text:p>-y</text:p>
          </draw:text-box>
        </draw:frame>
        <draw:line draw:style-name="gr6" draw:text-style-name="P1" draw:layer="layout" svg:x1="8.051cm" svg:y1="7.33cm" svg:x2="8.686cm" svg:y2="6.695cm">
          <text:p/>
        </draw:line>
        <draw:line draw:style-name="gr6" draw:text-style-name="P1" draw:layer="layout" svg:x1="8.051cm" svg:y1="10.124cm" svg:x2="8.686cm" svg:y2="10.759cm">
          <text:p/>
        </draw:line>
        <draw:line draw:style-name="gr6" draw:text-style-name="P1" draw:layer="layout" svg:x1="5.13cm" svg:y1="7.33cm" svg:x2="4.495cm" svg:y2="6.695cm">
          <text:p/>
        </draw:line>
        <draw:line draw:style-name="gr6" draw:text-style-name="P1" draw:layer="layout" svg:x1="5.13cm" svg:y1="10.124cm" svg:x2="4.622cm" svg:y2="10.759cm">
          <text:p/>
        </draw:line>
        <draw:line draw:style-name="gr6" draw:text-style-name="P1" draw:layer="layout" svg:x1="8.559cm" svg:y1="6.822cm" svg:x2="10.083cm" svg:y2="5.171cm">
          <text:p/>
        </draw:line>
        <draw:line draw:style-name="gr6" draw:text-style-name="P1" draw:layer="layout" svg:x1="8.559cm" svg:y1="10.632cm" svg:x2="10.21cm" svg:y2="12.283cm">
          <text:p/>
        </draw:line>
        <draw:line draw:style-name="gr6" draw:text-style-name="P1" draw:layer="layout" svg:x1="4.622cm" svg:y1="6.822cm" svg:x2="2.971cm" svg:y2="5.298cm">
          <text:p/>
        </draw:line>
        <draw:line draw:style-name="gr6" draw:text-style-name="P1" draw:layer="layout" svg:x1="4.622cm" svg:y1="10.632cm" svg:x2="3.225cm" svg:y2="12.283cm">
          <text:p/>
        </draw:line>
        <draw:frame draw:style-name="gr7" draw:layer="layout" svg:width="2.068cm" svg:height="0.962cm" svg:x="10.047cm" svg:y="4.663cm">
          <draw:text-box>
            <text:p>hip=0</text:p>
          </draw:text-box>
        </draw:frame>
        <draw:frame draw:style-name="gr7" draw:layer="layout" svg:width="2.068cm" svg:height="0.962cm" svg:x="9.539cm" svg:y="12.21cm">
          <draw:text-box>
            <text:p>hip=0</text:p>
          </draw:text-box>
        </draw:frame>
        <draw:frame draw:style-name="gr7" draw:layer="layout" svg:width="2.068cm" svg:height="0.962cm" svg:x="1.701cm" svg:y="12.156cm">
          <draw:text-box>
            <text:p>hip=0</text:p>
          </draw:text-box>
        </draw:frame>
        <draw:frame draw:style-name="gr7" draw:layer="layout" svg:width="2.068cm" svg:height="0.962cm" svg:x="1.701cm" svg:y="4.463cm">
          <draw:text-box>
            <text:p>hip=0</text:p>
          </draw:text-box>
        </draw:frame>
        <draw:line draw:style-name="gr8" draw:text-style-name="P1" draw:layer="layout" svg:x1="9.702cm" svg:y1="5.933cm" svg:x2="10.464cm" svg:y2="6.568cm">
          <text:p/>
        </draw:line>
        <draw:frame draw:style-name="gr7" draw:layer="layout" svg:width="1.717cm" svg:height="0.962cm" svg:x="10.21cm" svg:y="6.06cm">
          <draw:text-box>
            <text:p>+hip</text:p>
          </draw:text-box>
        </draw:frame>
        <draw:line draw:style-name="gr8" draw:text-style-name="P1" draw:layer="layout" svg:x1="9.321cm" svg:y1="5.552cm" svg:x2="8.559cm" svg:y2="4.917cm">
          <text:p/>
        </draw:line>
        <draw:frame draw:style-name="gr9" draw:layer="layout" svg:width="1.556cm" svg:height="1.216cm" svg:x="8.273cm" svg:y="4.209cm">
          <draw:text-box>
            <text:p>-hip</text:p>
          </draw:text-box>
        </draw:frame>
        <draw:frame draw:style-name="gr10" draw:layer="layout" svg:width="1.905cm" svg:height="0.963cm" svg:x="3.733cm" svg:y="4.155cm">
          <draw:text-box>
            <text:p>+hip</text:p>
          </draw:text-box>
        </draw:frame>
        <draw:frame draw:style-name="gr11" draw:layer="layout" svg:width="1.556cm" svg:height="1.143cm" svg:x="1.415cm" svg:y="5.806cm">
          <draw:text-box>
            <text:p>-hip</text:p>
          </draw:text-box>
        </draw:frame>
        <draw:line draw:style-name="gr8" draw:text-style-name="P1" draw:layer="layout" svg:x1="3.733cm" svg:y1="5.552cm" svg:x2="4.368cm" svg:y2="5.044cm">
          <text:p/>
        </draw:line>
        <draw:line draw:style-name="gr8" draw:text-style-name="P1" draw:layer="layout" svg:x1="3.352cm" svg:y1="5.933cm" svg:x2="2.717cm" svg:y2="6.568cm">
          <text:p/>
        </draw:line>
        <draw:frame draw:style-name="gr9" draw:layer="layout" svg:width="1.556cm" svg:height="1.216cm" svg:x="10.083cm" svg:y="10.632cm">
          <draw:text-box>
            <text:p>-hip</text:p>
          </draw:text-box>
        </draw:frame>
        <draw:frame draw:style-name="gr12" draw:layer="layout" svg:width="1.717cm" svg:height="0.962cm" svg:x="7.416cm" svg:y="12.283cm">
          <draw:text-box>
            <text:p>+hip</text:p>
          </draw:text-box>
        </draw:frame>
        <draw:line draw:style-name="gr8" draw:text-style-name="P1" draw:layer="layout" svg:x1="9.702cm" svg:y1="11.521cm" svg:x2="10.337cm" svg:y2="11.013cm">
          <text:p/>
        </draw:line>
        <draw:line draw:style-name="gr8" draw:text-style-name="P1" draw:layer="layout" svg:x1="9.575cm" svg:y1="11.775cm" svg:x2="8.813cm" svg:y2="12.41cm">
          <text:p/>
        </draw:line>
        <draw:frame draw:style-name="gr13" draw:layer="layout" svg:width="1.717cm" svg:height="1.143cm" svg:x="1.381cm" svg:y="10.632cm">
          <draw:text-box>
            <text:p>+hip</text:p>
          </draw:text-box>
        </draw:frame>
        <draw:frame draw:style-name="gr9" draw:layer="layout" svg:width="1.556cm" svg:height="1.216cm" svg:x="3.9cm" svg:y="12.23cm">
          <draw:text-box>
            <text:p>-hip</text:p>
          </draw:text-box>
        </draw:frame>
        <draw:line draw:style-name="gr8" draw:text-style-name="P1" draw:layer="layout" svg:x1="3.479cm" svg:y1="11.648cm" svg:x2="2.844cm" svg:y2="11.14cm">
          <text:p/>
        </draw:line>
        <draw:line draw:style-name="gr8" draw:text-style-name="P1" draw:layer="layout" svg:x1="3.733cm" svg:y1="11.902cm" svg:x2="4.368cm" svg:y2="12.41cm">
          <text:p/>
        </draw:line>
        <draw:line draw:style-name="gr6" draw:text-style-name="P1" draw:layer="layout" svg:x1="14.02cm" svg:y1="7.257cm" svg:x2="16.433cm" svg:y2="7.257cm">
          <text:p/>
        </draw:line>
        <draw:line draw:style-name="gr6" draw:text-style-name="P1" draw:layer="layout" svg:x1="13.004cm" svg:y1="7.203cm" svg:x2="14.147cm" svg:y2="7.203cm">
          <text:p/>
        </draw:line>
        <draw:line draw:style-name="gr6" draw:text-style-name="P1" draw:layer="layout" svg:x1="16.306cm" svg:y1="7.257cm" svg:x2="16.306cm" svg:y2="11.575cm">
          <text:p/>
        </draw:line>
        <draw:frame draw:style-name="gr14" draw:layer="layout" svg:width="2.847cm" svg:height="0.962cm" svg:x="16.38cm" svg:y="6.803cm">
          <draw:text-box>
            <text:p>femur=0</text:p>
          </draw:text-box>
        </draw:frame>
        <draw:frame draw:style-name="gr14" draw:layer="layout" svg:width="2.598cm" svg:height="0.962cm" svg:x="15.105cm" svg:y="11.448cm">
          <draw:text-box>
            <text:p>knee=0</text:p>
          </draw:text-box>
        </draw:frame>
        <draw:line draw:style-name="gr8" draw:text-style-name="P1" draw:layer="layout" svg:x1="16.814cm" svg:y1="10.305cm" svg:x2="18.211cm" svg:y2="10.305cm">
          <text:p/>
        </draw:line>
        <draw:line draw:style-name="gr8" draw:text-style-name="P1" draw:layer="layout" svg:x1="15.671cm" svg:y1="10.305cm" svg:x2="14.401cm" svg:y2="10.305cm">
          <text:p/>
        </draw:line>
        <draw:line draw:style-name="gr8" draw:text-style-name="P1" draw:layer="layout" svg:x1="15.417cm" svg:y1="7.13cm" svg:x2="15.29cm" svg:y2="5.987cm">
          <text:p/>
        </draw:line>
        <draw:line draw:style-name="gr8" draw:text-style-name="P1" draw:layer="layout" svg:x1="15.417cm" svg:y1="7.257cm" svg:x2="15.417cm" svg:y2="8.4cm">
          <text:p/>
        </draw:line>
        <draw:frame draw:style-name="gr7" draw:layer="layout" svg:width="2.496cm" svg:height="0.962cm" svg:x="14.147cm" svg:y="5.225cm">
          <draw:text-box>
            <text:p>+femur</text:p>
          </draw:text-box>
        </draw:frame>
        <draw:frame draw:style-name="gr7" draw:layer="layout" svg:width="2.335cm" svg:height="0.962cm" svg:x="14.02cm" svg:y="8.4cm">
          <draw:text-box>
            <text:p>-femur</text:p>
          </draw:text-box>
        </draw:frame>
        <draw:frame draw:style-name="gr7" draw:layer="layout" svg:width="2.246cm" svg:height="0.962cm" svg:x="16.6cm" svg:y="10.305cm">
          <draw:text-box>
            <text:p>+knee</text:p>
          </draw:text-box>
        </draw:frame>
        <draw:frame draw:style-name="gr15" draw:layer="layout" svg:width="2.085cm" svg:height="0.962cm" svg:x="13.766cm" svg:y="10.359cm">
          <draw:text-box>
            <text:p>-knee</text:p>
          </draw:text-box>
        </draw:frame>
        <draw:frame draw:style-name="gr16" draw:text-style-name="P2" draw:layer="layout" svg:width="4.346cm" svg:height="1.276cm" svg:x="4.683cm" svg:y="2.885cm">
          <draw:text-box>
            <text:p><text:span text:style-name="T1">Top View</text:span></text:p>
          </draw:text-box>
        </draw:frame>
        <draw:frame draw:style-name="gr17" draw:text-style-name="P3" draw:layer="layout" svg:width="4.953cm" svg:height="2.342cm" svg:x="14.401cm" svg:y="2.93cm">
          <draw:text-box>
            <text:p text:style-name="P1"><text:span text:style-name="T1">Side View</text:span></text:p>
            <text:p text:style-name="P1"><text:span text:style-name="T2">one leg</text:span></text:p>
          </draw:text-box>
        </draw:frame>
        <draw:frame draw:style-name="gr7" draw:layer="layout" svg:width="10.112cm" svg:height="1.276cm" svg:x="7.096cm" svg:y="1cm">
          <draw:text-box>
            <text:p><text:span text:style-name="T1">Direction Nomencla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quare" svg:viewBox="0 0 10 10" svg:d="m0 0h10v10h-1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rl Castleton</meta:initial-creator>
    <meta:creation-date>2013-07-18T19:39:08</meta:creation-date>
    <dc:date>2013-07-18T20:23:38</dc:date>
    <dc:creator>Karl Castleton</dc:creator>
    <meta:editing-duration>PT29M19S</meta:editing-duration>
    <meta:editing-cycles>5</meta:editing-cycles>
    <meta:generator>LibreOffice/4.0.2.2$Linux_x86 LibreOffice_project/400m0$Build-2</meta:generator>
    <meta:document-statistic meta:object-count="57"/>
  </office:meta>
</office:document-meta>
</file>